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2.535cm" fo:min-width="2.285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ed1c24" draw:textarea-horizontal-align="justify" draw:textarea-vertical-align="middle" draw:auto-grow-height="false" fo:min-height="5.216cm" fo:min-width="7.391cm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102cm" svg:stroke-color="#ed1c24" draw:marker-start-width="0.509cm" draw:marker-end-width="0.509cm" draw:fill-color="#ffffff" draw:textarea-horizontal-align="justify" draw:textarea-vertical-align="middle" draw:auto-grow-height="false" fo:min-height="4.947cm" fo:min-width="4.24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add58a" draw:textarea-horizontal-align="justify" draw:textarea-vertical-align="middle" draw:auto-grow-height="false" fo:min-height="0.817cm" fo:min-width="2.632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fill-color="#87d1d1" draw:textarea-horizontal-align="justify" draw:textarea-vertical-align="middle" draw:auto-grow-height="false" fo:min-height="0.817cm" fo:min-width="2.632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509cm" draw:marker-end-width="0.509cm" draw:fill-color="#f58220" draw:textarea-horizontal-align="justify" draw:textarea-vertical-align="middle" draw:auto-grow-height="false" fo:min-height="0.817cm" fo:min-width="2.63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dash" draw:stroke-dash="Fine_20_Dashed" svg:stroke-width="0.102cm" svg:stroke-color="#21409a" draw:marker-start-width="0.509cm" draw:marker-end-width="0.509cm" draw:fill-color="#ffffff" draw:textarea-horizontal-align="justify" draw:textarea-vertical-align="middle" draw:auto-grow-height="false" fo:min-height="3.6cm" fo:min-width="6.584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102cm" svg:stroke-color="#808080" draw:marker-start-width="0.509cm" draw:marker-end-width="0.509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-color="#dfcce4" draw:textarea-horizontal-align="justify" draw:textarea-vertical-align="middle" draw:auto-grow-height="false" fo:min-height="1.355cm" fo:min-width="3.619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d1c24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add58a"/>
      <style:paragraph-properties fo:text-align="center"/>
    </style:style>
    <style:style style:name="P7" style:family="paragraph">
      <loext:graphic-properties draw:fill-color="#87d1d1"/>
      <style:paragraph-properties fo:text-align="center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style:paragraph-properties fo:text-align="center"/>
      <style:text-properties fo:font-size="18pt" fo:font-weight="normal" style:font-size-asian="18pt" style:font-size-complex="18pt"/>
    </style:style>
    <style:style style:name="P10" style:family="paragraph">
      <loext:graphic-properties draw:fill-color="#dfcce4"/>
      <style:paragraph-properties fo:text-align="center"/>
      <style:text-properties fo:font-size="18pt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37cm" svg:height="3.937cm" svg:x="1.889cm" svg:y="17.51cm">
          <text:p text:style-name="P1">S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08cm" svg:height="0.962cm" svg:x="14.843cm" svg:y="32.115cm">
          <draw:text-box>
            <text:p>Session folder</text:p>
          </draw:text-box>
        </draw:frame>
        <draw:custom-shape draw:style-name="gr3" draw:text-style-name="P5" xml:id="id1" draw:id="id1" draw:layer="layout" svg:width="11.303cm" svg:height="7.874cm" svg:x="11.668cm" svg:y="23.606cm">
          <text:p text:style-name="P4"><text:span text:style-name="T1">MIN_HR_DAY_MONTH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6.858cm" svg:height="7.493cm" svg:x="5.699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08cm" svg:height="0.962cm" svg:x="6.334cm" svg:y="2.397cm">
          <draw:text-box>
            <text:p>Sensors folders</text:p>
          </draw:text-box>
        </draw:frame>
        <draw:custom-shape draw:style-name="gr5" draw:text-style-name="P6" xml:id="id4" draw:id="id4" draw:layer="layout" svg:width="4.572cm" svg:height="1.651cm" svg:x="6.588cm" svg:y="4.175cm">
          <text:p text:style-name="P1">FO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572cm" svg:height="1.651cm" svg:x="6.588cm" svg:y="8.239cm">
          <text:p text:style-name="P1">CUR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572cm" svg:height="1.651cm" svg:x="6.588cm" svg:y="6.207cm">
          <text:p text:style-name="P1">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2.286cm" svg:x1="13.323cm" svg:y1="24.759cm" svg:x2="5.699cm" svg:y2="7.16cm" draw:start-shape="id1" draw:start-glue-point="5" draw:end-shape="id2" draw:end-glue-point="6" svg:d="M13323 24759v-9789h-8175v-7810h551" svg:viewBox="0 0 8176 17600">
          <text:p/>
        </draw:connector>
        <draw:custom-shape draw:style-name="gr9" draw:text-style-name="P2" draw:layer="layout" svg:width="10.16cm" svg:height="5.588cm" svg:x="15.47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6.35cm" svg:height="1.016cm" svg:x="19.161cm" svg:y="2.397cm">
          <draw:text-box>
            <text:p>Log files</text:p>
          </draw:text-box>
        </draw:frame>
        <draw:connector draw:style-name="gr11" draw:text-style-name="P1" draw:layer="layout" svg:x1="3.858cm" svg:y1="21.447cm" svg:x2="11.668cm" svg:y2="27.543cm" draw:start-shape="id3" draw:start-glue-point="8" draw:end-shape="id1" draw:end-glue-point="6" svg:d="M3858 21447v6096h7810" svg:viewBox="0 0 7811 6097">
          <text:p/>
        </draw:connector>
        <draw:custom-shape draw:style-name="gr12" draw:text-style-name="P10" xml:id="id5" draw:id="id5" draw:layer="layout" svg:width="5.969cm" svg:height="2.413cm" svg:x="17.51cm" svg:y="4.302cm">
          <text:p text:style-name="P9"><text:span text:style-name="T2">force_log_c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16cm" svg:y1="5.001cm" svg:x2="17.51cm" svg:y2="5.509cm" draw:start-shape="id4" draw:start-glue-point="10" draw:end-shape="id5" draw:end-glue-point="6" svg:d="M11160 5001h3175v508h3175" svg:viewBox="0 0 6351 509">
          <text:p/>
        </draw:connector>
        <draw:frame draw:style-name="gr13" draw:text-style-name="P3" draw:layer="layout" svg:width="3.81cm" svg:height="1.27cm" svg:x="19.034cm" svg:y="7.35cm">
          <draw:text-box>
            <text:p>………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9T20:38:15.807806620</meta:creation-date>
    <dc:date>2021-03-09T20:54:57.934470609</dc:date>
    <meta:editing-duration>PT6M31S</meta:editing-duration>
    <meta:editing-cycles>1</meta:editing-cycles>
    <meta:generator>LibreOffice/6.0.7.3$Linux_X86_64 LibreOffice_project/00m0$Build-3</meta:generator>
    <meta:document-statistic meta:object-count="15"/>
  </office:meta>
</office:document-meta>
</file>